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/*Name: ANIKET TRIVEDI</text:span></text:p>
      <text:p text:style-name="P1"><text:span text:style-name="T1">Roll no: B4205</text:span></text:p>
      <text:p text:style-name="P1"><text:span text:style-name="T1">Class: B.E Comp (B) </text:span></text:p>
      <text:p text:style-name="P1"><text:span text:style-name="T1">*/ </text:span></text:p>
      <text:p text:style-name="P1"><text:span text:style-name="T2"/></text:p>
      <text:p text:style-name="P1"><text:span text:style-name="T3">/*Problem Statement: </text:span></text:p>
      <text:p text:style-name="P1"><text:span text:style-name="T3"><text:tab/><text:tab/><text:tab/>Write a program to find out whether given input is a letter or digit. </text:span></text:p>
      <text:p text:style-name="P1"><text:span text:style-name="T3">*/ </text:span></text:p>
      <text:p text:style-name="P1"><text:span text:style-name="T4"/></text:p>
      <text:p text:style-name="P1"><text:span text:style-name="T4"/></text:p>
      <text:p text:style-name="P1"><text:span text:style-name="T5">%{ </text:span></text:p>
      <text:p text:style-name="P1"><text:span text:style-name="T5">#include&lt;stdio.h&gt; </text:span></text:p>
      <text:p text:style-name="P1"><text:span text:style-name="T5">%} </text:span></text:p>
      <text:p text:style-name="P1"><text:span text:style-name="T5">%% </text:span></text:p>
      <text:p text:style-name="P1"><text:span text:style-name="T5">[a-z A-Z]+<text:s text:c="2"/>{printf("\n%s= character\n",(char *)yytext);} </text:span></text:p>
      <text:p text:style-name="P1"><text:span text:style-name="T5">[0-9]+ {printf("\n%s= digit..\n",(char *)yytext);} </text:span></text:p>
      <text:p text:style-name="P1"><text:span text:style-name="T5">%% </text:span></text:p>
      <text:p text:style-name="P1"><text:span text:style-name="T5">main() </text:span></text:p>
      <text:p text:style-name="P1"><text:span text:style-name="T5">{ </text:span></text:p>
      <text:p text:style-name="P1"><text:span text:style-name="T5">FILE *fp; </text:span></text:p>
      <text:p text:style-name="P1"><text:span text:style-name="T5">fp=fopen("input14.txt","r"); </text:span></text:p>
      <text:p text:style-name="P1"><text:span text:style-name="T5">yyin=fp; </text:span></text:p>
      <text:p text:style-name="P1"><text:span text:style-name="T5">yylex(); </text:span></text:p>
      <text:p text:style-name="P1"><text:span text:style-name="T5">} </text:span></text:p>
      <text:p text:style-name="P1"><text:span text:style-name="T6"/></text:p>
      <text:p text:style-name="P1"><text:span text:style-name="T7">/* </text:span></text:p>
      <text:p text:style-name="P1"><text:span text:style-name="T7">INPUT FILE:<text:s text:c="3"/>input14.txt </text:span></text:p>
      <text:p text:style-name="P1"><text:span text:style-name="T8"/></text:p>
      <text:p text:style-name="P1"><text:span text:style-name="T9">123454 </text:span></text:p>
      <text:p text:style-name="P1"><text:span text:style-name="T9">abc </text:span></text:p>
      <text:p text:style-name="P1"><text:span text:style-name="T10"/></text:p>
      <text:p text:style-name="P1"><text:span text:style-name="T11">OUTPUT: </text:span></text:p>
      <text:p text:style-name="P1"><text:span text:style-name="T12"/></text:p>
      <text:p text:style-name="P1"><text:span text:style-name="T13">ccompl04-27@ccompl0427:~$ cd Desktop </text:span></text:p>
      <text:p text:style-name="P1"><text:span text:style-name="T13">ccompl04-27@ccompl0427:~/Desktop$ lex lex1.l </text:span></text:p>
      <text:p text:style-name="P1"><text:span text:style-name="T13">ccompl04-27@ccompl0427:~/Desktop$ cc lex.yy.c -ll </text:span></text:p>
      <text:p text:style-name="P1"><text:span text:style-name="T13">ccompl04-27@ccompl0427:~/Desktop$ ./a.out </text:span></text:p>
      <text:p text:style-name="P1"><text:span text:style-name="T14"/></text:p>
      <text:p text:style-name="P1"><text:span text:style-name="T15">123454= digit.. </text:span></text:p>
      <text:p text:style-name="P1"><text:span text:style-name="T16"/></text:p>
      <text:p text:style-name="P1"><text:span text:style-name="T16"/></text:p>
      <text:p text:style-name="P1"><text:span text:style-name="T17">abc= character </text:span></text:p>
      <text:p text:style-name="P1"><text:span text:style-name="T18"/></text:p>
      <text:p text:style-name="P1"><text:span text:style-name="T19">*/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